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d41f" officeooo:paragraph-rsid="0001d41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1d41f" officeooo:paragraph-rsid="0001d41f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deo Specification Form</text:p>
      <text:p text:style-name="P1"/>
      <text:p text:style-name="P1"/>
      <text:p text:style-name="P2">Filename: </text:p>
      <text:p text:style-name="P2"/>
      <text:p text:style-name="P2">File Size: </text:p>
      <text:p text:style-name="P2"/>
      <text:p text:style-name="P2">Video Duration:<text:line-break/></text:p>
      <text:p text:style-name="P2">Caption Text: 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6:59:51.008160000</meta:creation-date>
    <dc:date>2025-11-25T17:03:31.828828000</dc:date>
    <meta:editing-duration>PT3M41S</meta:editing-duration>
    <meta:editing-cycles>1</meta:editing-cycles>
    <meta:document-statistic meta:table-count="0" meta:image-count="0" meta:object-count="0" meta:page-count="1" meta:paragraph-count="5" meta:word-count="10" meta:character-count="76" meta:non-whitespace-character-count="66"/>
    <meta:generator>LibreOffice/25.2.5.2$MacOSX_AARCH64 LibreOffice_project/03d19516eb2e1dd5d4ccd751a0d6f35f35e08022</meta:generator>
  </office:meta>
</office:document-meta>
</file>